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cm" draw:marker-start-width="0.2cm" draw:marker-end-width="0.2cm" draw:fill="solid" draw:fill-color="#cccccc" draw:textarea-horizontal-align="center" draw:textarea-vertical-align="middle" draw:fit-to-size="true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cccccc" draw:auto-grow-height="true" draw:auto-grow-width="true" draw:fit-to-size="false" fo:min-height="0.713cm" fo:padding-top="0cm" fo:padding-bottom="0cm" fo:padding-left="0cm" fo:padding-right="0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cccccc" fo:min-height="3.0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e6e6e6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1" svg:stroke-width="0.1cm" svg:stroke-color="#000000" draw:marker-start-width="0.35cm" draw:marker-start-center="false" draw:marker-end="Arrow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2.48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ccccc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b3b3b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2.48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4.108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-dash="Dash_20_1" svg:stroke-width="0.1cm" svg:stroke-color="#000000" draw:marker-start-width="0.35cm" draw:marker-start-center="false" draw:marker-end="Arrow" draw:marker-end-width="0.35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1" svg:stroke-width="0.05cm" svg:stroke-color="#000000" draw:marker-start="Arrow" draw:marker-start-width="0.275cm" draw:marker-start-center="false" draw:marker-end="Arrow" draw:marker-end-width="0.275cm" draw:marker-end-center="false" svg:stroke-opacity="100%" draw:stroke-linejoin="round" draw:fill="solid" draw:fill-color="#e6e6e6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fill="none" fo:min-height="4.838cm"/>
    </style:style>
    <style:style style:name="gr26" style:family="graphic" style:parent-style-name="standard">
      <style:graphic-properties draw:fill="solid" draw:fill-color="#ffff99" draw:textarea-horizontal-align="center" draw:textarea-vertical-align="middle"/>
    </style:style>
    <style:style style:name="gr27" style:family="graphic" style:parent-style-name="standard">
      <style:graphic-properties draw:stroke="none" draw:fill="none" fo:min-height="0.687cm"/>
    </style:style>
    <style:style style:name="gr28" style:family="graphic" style:parent-style-name="standard">
      <style:graphic-properties draw:stroke="none" draw:fill="none" fo:min-height="3.694cm"/>
    </style:style>
    <style:style style:name="gr29" style:family="graphic" style:parent-style-name="standard">
      <style:graphic-properties draw:stroke="none" draw:fill="none" fo:min-height="2.07cm"/>
    </style:style>
    <style:style style:name="gr30" style:family="graphic" style:parent-style-name="standard">
      <style:graphic-properties draw:stroke="none" draw:fill="none" fo:min-height="1.377cm"/>
    </style:style>
    <style:style style:name="gr31" style:family="graphic" style:parent-style-name="standard">
      <style:graphic-properties draw:stroke="none" draw:fill="none" fo:min-height="0.329cm"/>
    </style:style>
    <style:style style:name="gr32" style:family="graphic" style:parent-style-name="standard">
      <style:graphic-properties draw:stroke="solid" svg:stroke-width="0cm" draw:marker-start-width="0.2cm" draw:marker-end-width="0.2cm" draw:fill="solid" draw:fill-color="#cccccc" draw:textarea-vertical-align="middle" draw:auto-grow-height="false" fo:min-height="1.3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999cm" svg:height="60.206cm" svg:x="0cm" svg:y="-0.042cm">
          <text:p/>
        </draw:rect>
        <draw:line draw:style-name="gr2" draw:text-style-name="P1" draw:layer="layout" svg:x1="9.057cm" svg:y1="3.265cm" svg:x2="6.992cm" svg:y2="7.524cm">
          <text:p/>
        </draw:line>
        <draw:line draw:style-name="gr2" draw:text-style-name="P1" draw:layer="layout" svg:x1="12.453cm" svg:y1="31.274cm" svg:x2="12.313cm" svg:y2="18.594cm">
          <text:p/>
        </draw:line>
        <draw:g>
          <draw:rect draw:style-name="gr3" draw:text-style-name="P1" draw:layer="layout" svg:width="11.255cm" svg:height="1.524cm" svg:x="5.47cm" svg:y="1.962cm">
            <text:p/>
          </draw:rect>
          <draw:frame draw:style-name="gr4" draw:layer="layout" svg:width="9.502cm" svg:height="0.713cm" svg:x="6.346cm" svg:y="2.368cm">
            <draw:text-box>
              <text:p>Eltern oder die allgemeine Schule</text:p>
            </draw:text-box>
          </draw:frame>
        </draw:g>
        <draw:g>
          <draw:custom-shape draw:style-name="gr5" draw:text-style-name="P1" draw:layer="layout" svg:width="18.746cm" svg:height="8.017cm" svg:x="1.659cm" svg:y="7.38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" draw:layer="layout" svg:width="14.261cm" svg:height="3.293cm" svg:x="4.006cm" svg:y="11.511cm">
            <draw:text-box>
              <text:p text:style-name="P1">zuständige</text:p>
              <text:p text:style-name="P1">Schulaufsichtsbehörde</text:p>
              <text:p text:style-name="P1">(untere- oder obere Schulaufsicht)</text:p>
            </draw:text-box>
          </draw:frame>
        </draw:g>
        <draw:frame draw:style-name="gr7" draw:layer="layout" svg:width="3.364cm" svg:height="0.962cm" svg:x="2.762cm" svg:y="16.029cm">
          <draw:text-box>
            <text:p>beauftragt</text:p>
          </draw:text-box>
        </draw:frame>
        <draw:frame draw:style-name="gr8" draw:layer="layout" svg:width="3.749cm" svg:height="1.673cm" svg:x="14.773cm" svg:y="36.112cm">
          <draw:text-box>
            <text:p>entscheidet</text:p>
            <text:p>über</text:p>
          </draw:text-box>
        </draw:frame>
        <draw:line draw:style-name="gr2" draw:text-style-name="P1" draw:layer="layout" svg:x1="6.122cm" svg:y1="14.562cm" svg:x2="6.122cm" svg:y2="18.76cm">
          <text:p/>
        </draw:line>
        <draw:line draw:style-name="gr2" draw:text-style-name="P1" draw:layer="layout" svg:x1="6.54cm" svg:y1="11.678cm" svg:x2="6.463cm" svg:y2="9.775cm">
          <text:p/>
        </draw:line>
        <draw:g>
          <draw:ellipse draw:style-name="gr9" draw:text-style-name="P1" draw:layer="layout" svg:width="8.635cm" svg:height="1.864cm" svg:x="2.655cm" svg:y="7.689cm">
            <text:p>Eröffnung des Verfahrens</text:p>
          </draw:ellipse>
        </draw:g>
        <draw:frame draw:style-name="gr10" draw:layer="layout" svg:width="2.377cm" svg:height="0.963cm" svg:x="8.245cm" svg:y="5.162cm">
          <draw:text-box>
            <text:p>Antrag</text:p>
          </draw:text-box>
        </draw:frame>
        <draw:frame draw:style-name="gr10" draw:layer="layout" svg:width="3.749cm" svg:height="0.963cm" svg:x="2.402cm" svg:y="10.147cm">
          <draw:text-box>
            <text:p>entscheidet</text:p>
          </draw:text-box>
        </draw:frame>
        <draw:rect draw:style-name="gr11" draw:text-style-name="P2" draw:layer="layout" svg:width="10.29cm" svg:height="14.816cm" svg:x="0.892cm" svg:y="19.352cm">
          <text:p/>
        </draw:rect>
        <draw:line draw:style-name="gr12" draw:text-style-name="P2" draw:layer="layout" svg:x1="5.75cm" svg:y1="28.091cm" svg:x2="7.824cm" svg:y2="28.615cm">
          <text:p/>
        </draw:line>
        <draw:rect draw:style-name="gr13" draw:text-style-name="P2" draw:layer="layout" svg:width="4.675cm" svg:height="4.061cm" svg:x="1.199cm" svg:y="24.482cm">
          <text:p/>
        </draw:rect>
        <draw:rect draw:style-name="gr14" draw:text-style-name="P2" draw:layer="layout" svg:width="4.864cm" svg:height="2.708cm" svg:x="1.101cm" svg:y="19.922cm">
          <text:p/>
        </draw:rect>
        <draw:frame draw:style-name="gr15" draw:text-style-name="P4" draw:layer="layout" svg:width="4.562cm" svg:height="2.73cm" svg:x="1.219cm" svg:y="20.11cm">
          <draw:text-box>
            <text:p text:style-name="P3">sonder-pädagogische</text:p>
            <text:p text:style-name="P3">Lehrkraft</text:p>
          </draw:text-box>
        </draw:frame>
        <draw:rect draw:style-name="gr16" draw:text-style-name="P2" draw:layer="layout" svg:width="4.864cm" svg:height="2.708cm" svg:x="6.247cm" svg:y="19.922cm">
          <text:p/>
        </draw:rect>
        <draw:frame draw:style-name="gr17" draw:text-style-name="P4" draw:layer="layout" svg:width="4.16cm" svg:height="2.73cm" svg:x="6.489cm" svg:y="20.11cm">
          <draw:text-box>
            <text:p text:style-name="P3">Lehrkraft der</text:p>
            <text:p text:style-name="P3">allgemeinen</text:p>
            <text:p text:style-name="P3">Schule</text:p>
          </draw:text-box>
        </draw:frame>
        <draw:frame draw:style-name="gr18" draw:text-style-name="P4" draw:layer="layout" svg:width="4.622cm" svg:height="4.358cm" svg:x="1.195cm" svg:y="24.764cm">
          <draw:text-box>
            <text:p text:style-name="P3">schulärztliche</text:p>
            <text:p text:style-name="P3">Untersuchung</text:p>
            <text:p text:style-name="P3">durch untere</text:p>
            <text:p text:style-name="P3">Gesundheits-</text:p>
            <text:p text:style-name="P3">behörde</text:p>
          </draw:text-box>
        </draw:frame>
        <draw:line draw:style-name="gr19" draw:text-style-name="P2" draw:layer="layout" svg:x1="6.442cm" svg:y1="23.348cm" svg:x2="9.649cm" svg:y2="27.818cm">
          <text:p/>
        </draw:line>
        <draw:g>
          <draw:ellipse draw:style-name="gr20" draw:text-style-name="P2" draw:layer="layout" svg:width="7.639cm" svg:height="2.325cm" svg:x="7.728cm" svg:y="28.056cm">
            <text:p text:style-name="P3">Gutachten</text:p>
          </draw:ellipse>
        </draw:g>
        <draw:g>
          <draw:circle draw:style-name="gr21" draw:text-style-name="P2" draw:layer="layout" svg:width="1.626cm" svg:height="1.626cm" svg:x="5.24cm" svg:y="22.031cm">
            <text:p/>
          </draw:circle>
          <draw:line draw:style-name="gr22" draw:text-style-name="P2" draw:layer="layout" svg:x1="5.464cm" svg:y1="22.848cm" svg:x2="6.642cm" svg:y2="22.841cm">
            <text:p/>
          </draw:line>
        </draw:g>
        <draw:line draw:style-name="gr2" draw:text-style-name="P1" draw:layer="layout" svg:x1="18.786cm" svg:y1="14.871cm" svg:x2="18.788cm" svg:y2="38.03cm">
          <text:p/>
        </draw:line>
        <draw:g>
          <draw:rect draw:style-name="gr23" draw:text-style-name="P1" draw:layer="layout" svg:width="20.668cm" svg:height="20.952cm" svg:x="0.3cm" svg:y="38.607cm">
            <text:p/>
          </draw:rect>
          <draw:rect draw:style-name="gr24" draw:text-style-name="P1" draw:layer="layout" svg:width="16.776cm" svg:height="5.586cm" svg:x="0.589cm" svg:y="53.158cm">
            <text:p/>
          </draw:rect>
          <draw:rect draw:style-name="gr24" draw:text-style-name="P1" draw:layer="layout" svg:width="16.776cm" svg:height="5.586cm" svg:x="0.589cm" svg:y="46.258cm">
            <text:p/>
          </draw:rect>
          <draw:frame draw:style-name="gr25" draw:layer="layout" svg:width="12.977cm" svg:height="5.228cm" svg:x="0.822cm" svg:y="46.418cm">
            <draw:text-box>
              <text:p>1. Lernen</text:p>
              <text:p>2. Sprache</text:p>
              <text:p>3. Emotionale und soziale Entwicklung</text:p>
              <text:p>4. Hören und Kommunikation</text:p>
              <text:p>5. Sehen</text:p>
              <text:p>6. Geistige Entwicklung</text:p>
              <text:p>7. Körperliche und motorische Entwicklung</text:p>
            </draw:text-box>
          </draw:frame>
          <draw:g>
            <draw:rect draw:style-name="gr26" draw:text-style-name="P1" draw:layer="layout" svg:width="5.292cm" svg:height="2.304cm" svg:x="15.509cm" svg:y="53.56cm">
              <text:p/>
            </draw:rect>
            <draw:g>
              <draw:frame draw:style-name="gr27" draw:layer="layout" svg:width="3.307cm" svg:height="0.962cm" svg:x="16.009cm" svg:y="54.274cm">
                <draw:text-box>
                  <text:p>Förderort</text:p>
                </draw:text-box>
              </draw:frame>
            </draw:g>
          </draw:g>
          <draw:frame draw:style-name="gr28" draw:layer="layout" svg:width="15.751cm" svg:height="3.944cm" svg:x="0.567cm" svg:y="54.531cm">
            <draw:text-box>
              <text:p>Allgemeine Schule</text:p>
              <text:p>(Gemeinsamer Unterricht, Integrative Lerngruppen),</text:p>
              <text:p>Förderschule (auch Förderberufskolleg)</text:p>
              <text:p>Sonderpädagogische Förderklasse am Berufskolleg</text:p>
              <text:p>Schule für Kranke</text:p>
            </draw:text-box>
          </draw:frame>
          <draw:g>
            <draw:rect draw:style-name="gr26" draw:text-style-name="P1" draw:layer="layout" svg:width="5.292cm" svg:height="2.304cm" svg:x="15.509cm" svg:y="39.382cm">
              <text:p/>
            </draw:rect>
            <draw:frame draw:style-name="gr29" draw:layer="layout" svg:width="4.916cm" svg:height="2.384cm" svg:x="15.821cm" svg:y="39.329cm">
              <draw:text-box>
                <text:p>sonder-pädagogischen</text:p>
                <text:p>Förderbedarf</text:p>
              </draw:text-box>
            </draw:frame>
          </draw:g>
          <draw:g>
            <draw:rect draw:style-name="gr26" draw:text-style-name="P1" draw:layer="layout" svg:width="5.292cm" svg:height="2.304cm" svg:x="15.509cm" svg:y="46.67cm">
              <text:p/>
            </draw:rect>
            <draw:g>
              <draw:frame draw:style-name="gr30" draw:layer="layout" svg:width="4.935cm" svg:height="1.673cm" svg:x="15.812cm" svg:y="47.016cm">
                <draw:text-box>
                  <text:p>Förder-schwerpunkt(e)</text:p>
                </draw:text-box>
              </draw:frame>
            </draw:g>
          </draw:g>
        </draw:g>
        <draw:g>
          <draw:ellipse draw:style-name="gr9" draw:text-style-name="P1" draw:layer="layout" svg:width="9.883cm" svg:height="1.869cm" svg:x="5.387cm" svg:y="30.948cm">
            <text:p>evt. Gutachten weiterer</text:p>
            <text:p>Fachkräfte/-dienste</text:p>
          </draw:ellipse>
        </draw:g>
        <draw:frame draw:style-name="gr10" draw:layer="layout" svg:width="3.532cm" svg:height="0.963cm" svg:x="15.64cm" svg:y="16.804cm">
          <draw:text-box>
            <text:p>informiert </text:p>
          </draw:text-box>
        </draw:frame>
        <draw:path draw:style-name="gr24" draw:text-style-name="P1" draw:layer="layout" svg:width="4.664cm" svg:height="5.999cm" svg:x="13.792cm" svg:y="18.721cm" svg:viewBox="0 0 4665 6000" svg:d="m4665 5497c-53 34-108 68-165 101-478 276-948 402-1500 402s-1022-126-1500-402-822-620-1098-1098-402-948-402-1500 126-1022 402-1500 620-822 1098-1098 948-402 1500-402 1022 126 1500 402c57 33 112 67 165 101z">
          <text:p/>
        </draw:path>
        <draw:frame draw:style-name="gr10" draw:layer="layout" svg:width="4.871cm" svg:height="1.673cm" svg:x="13.923cm" svg:y="21.053cm">
          <draw:text-box>
            <text:p>Förderschwer-punkte</text:p>
          </draw:text-box>
        </draw:frame>
        <draw:frame draw:style-name="gr10" draw:layer="layout" svg:width="2.627cm" svg:height="0.963cm" svg:x="15.014cm" svg:y="20.091cm">
          <draw:text-box>
            <text:p>Gründe</text:p>
          </draw:text-box>
        </draw:frame>
        <draw:frame draw:style-name="gr31" draw:layer="layout" svg:width="3.024cm" svg:height="1.673cm" svg:x="15.007cm" svg:y="22.685cm">
          <draw:text-box>
            <text:p>Einver-nehmen</text:p>
          </draw:text-box>
        </draw:frame>
        <draw:frame draw:style-name="gr10" draw:layer="layout" svg:width="3.893cm" svg:height="0.963cm" svg:x="6.769cm" svg:y="23.342cm">
          <draw:text-box>
            <text:p>laden Eltern</text:p>
          </draw:text-box>
        </draw:frame>
        <draw:frame draw:style-name="gr10" draw:layer="layout" svg:width="3.416cm" svg:height="0.963cm" svg:x="7.746cm" svg:y="24.703cm">
          <draw:text-box>
            <text:p>Gespräch</text:p>
          </draw:text-box>
        </draw:frame>
        <draw:frame draw:style-name="gr10" draw:layer="layout" svg:width="1.704cm" svg:height="0.963cm" svg:x="7.304cm" svg:y="23.973cm">
          <draw:text-box>
            <text:p>zum</text:p>
          </draw:text-box>
        </draw:frame>
        <draw:frame draw:style-name="gr10" draw:layer="layout" svg:width="1.349cm" svg:height="0.963cm" svg:x="8.384cm" svg:y="25.373cm">
          <draw:text-box>
            <text:p>ein</text:p>
          </draw:text-box>
        </draw:frame>
        <draw:frame draw:style-name="gr32" draw:text-style-name="P1" draw:layer="layout" svg:width="3.68cm" svg:height="1.639cm" svg:x="14.597cm" svg:y="18.113cm">
          <draw:text-box>
            <text:p text:style-name="P1">Elter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7T14:30:33</meta:creation-date>
    <dc:date>2011-05-26T23:07:50</dc:date>
    <meta:editing-duration>PT3H37M41S</meta:editing-duration>
    <meta:editing-cycles>18</meta:editing-cycles>
    <meta:generator>OpenOffice.org/3.3$Linux OpenOffice.org_project/330m20$Build-9567</meta:generator>
    <meta:document-statistic meta:object-count="61"/>
  </office:meta>
</office:document-meta>
</file>